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75c9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VI</text:p>
      <text:p text:style-name="Standard"><text:line-break/>THE FINISH WITH THE POLICE.</text:p>
      <text:p text:style-name="Standard"><text:line-break/>MR. GRAYMAN and the commissioner were impatient because their train was a quarter of an hour late in leaving Albany. Mr. Grayman's faith in his police ally had been growing, and he now looked upon him as an able detective and a man of resources. His only anxiety was lest Payton, feeling sure that he had told the police, would stay away. The commissioner had succeeded in driving from the billionaire's mind the fear of injury to his daughter in case Payton suspected treachery.</text:p>
      <text:p text:style-name="Standard"><text:line-break/>"They always make such threats," he said, "but they never execute them, because why – <text:s/>it wouldn't pay. They know their chances for a ransom would be gone then. You may try to trap a kidnapper as often as you like, but he will never resent it until every possible card has been played. Payton has got a hundred cards up his sleeve."</text:p>
      <text:p text:style-name="Standard"><text:line-break/>Arrived at the station for Tribes Hill, they had a long uphill walk to the scene of the rendezvous. The commissioner's sharpshooters in all sorts of disguises popped up here and there and were sent to hiding places In the neighborhood. As they approached the bluff the commissioner parted from his employer.</text:p>
      <text:p text:style-name="Standard"><text:line-break/>I'll leave you here," he said, "and go to my station over yonder, from which, as I told you, I will make the signal. We may have to wait some time, but I reckon that he'll be along early, and won't he be surprised, though! Occupy his attention as long as possible. Promise him anything and everything. You can afford it, you know."</text:p>
      <text:p text:style-name="Standard"><text:line-break/>The commissioner laughed heartily at his own pleasantry, ana the two separated for their respective stations. When Mr. Grayman was alone the affair began to assume a different aspect. Once more his shrewd doubts returned, and he said to himself that he must have become an infernal idiot to expose his life and liberty in this manner – he, William Grayman, with his billions, to walk into the jaws of a<text:line-break/>tiger with his eyes open to the danger!</text:p>
      <text:p text:style-name="Standard"/>
      <text:p text:style-name="Standard">Suddenly a voice sounded over his head. Glancing upward. Mr. Grayman was almost startled out of his senses by seeing right above him an aero, which was swiftly descending. In another minute it swept gracefully to the ground, and an elegantly attired gentleman calmly stepped down from its flat deck and, politely removing his hat, advanced with outstretched hand and winning smile toward the billionaire. </text:p>
      <text:p text:style-name="Standard"/>
      <text:p text:style-name="Standard">"Good morning, Mr. Grayman," he said in a voice of wonderful sweetness. "I'm delighted to see you here. I am Captain Alfonso Payton. with whom you had a distant conversation the day before yesterday. I am happy to observe how rigidly you keep your appointments, although that does not surprise me, for. of course, like all the world, I know your business reputation. But you do me great honor, sir."</text:p>
      <text:p text:style-name="Standard"><text:line-break/>Mr. Grayman, like every person who had ever come into contact with Payton, felt instantly the magnetism of his presence and manner. Mr. Grayman unconsciously took the offered hand, and Payton gave him a cordial pressure of the fingers and smiled with an increase of affability, showing his beautiful teeth.</text:p>
      <text:p text:style-name="Standard"><text:line-break/>What a delightful morning we have.' he remarked, with the easy grace of a man used to the world's<text:line-break/>best things and glancing around him with looks of admiration. "So cool, so fragrant with the breath of the fields! But 1 think it will turn out a hot day."</text:p>
      <text:p text:style-name="Standard"><text:soft-page-break/><text:line-break/>"Yes; I think so," Mr. Grayman replied, so completely surprised that he hardly knew what he was saying. <text:s/>“I” --</text:p>
      <text:p text:style-name="Standard"/>
      <text:p text:style-name="Standard">“Ah, doubtless you wish to hear from your daughter?” Payton went on, still smiling. I am happy to tell you that she is enjoying excellent health and spirits in a most charming locality. I left her only this morning, and, knowing that I was to meet you. she sent her love to her father, whom she hopes to see soon, as she will if he remains reasonable."</text:p>
      <text:p text:style-name="Standard"><text:line-break/>These last words Payton spoke with a sharp emphasis.</text:p>
      <text:p text:style-name="Standard"><text:line-break/>"We must come to business, Mr. Grayman," Payton continued in an increasingly icy tone. "You are used to plain, quick talk. So am I. You have promised me $10,000,000. Your promise is as good as a government bond. When will you have the money ready? When I get it you get Helen. But you made me another promise, at least by implication, and implied promises when the parties understand one an<text:line-break/>other are as good as any. You promised not t, try to betray me. That promise you have not kept, and you know what 1 told you."</text:p>
      <text:p text:style-name="Standard"><text:line-break/>Mr. Grayman between surprise, anger and anxiety lost his self command. Then the thought of the com<text:line-break/>missioner and the aeros at hand flashed across his mind and restored his confidence. He must carry out the plan now. He was in for it.</text:p>
      <text:p text:style-name="Standard"><text:line-break/>"I did not" he began, but Payton interrupted him, thundering: </text:p>
      <text:p text:style-name="Standard"><text:line-break/>"Who is your friend under the tree there? What <text:span text:style-name="T1">i</text:span>s he waving his handkerchief for?"</text:p>
      <text:p text:style-name="Standard"><text:line-break/>Mr. Grayman glanced toward the place where the commissioner stood and saw a flash of white. Ah, the signal at last! All his habitual coolness came back. The aeros would be here in a minute! He must simply detain Payton a little longer.<text:line-break/><text:line-break/>"Well, out with it, Mr. Grayman. Who is your friend?" sneered the pirate. Without replying. Grayman turned round on his heel, expecting to see the police aeros swiftly approaching. But he saw nothing except the commissioner frantically waving his handkerchief. "They're not coming'” said Payton derisively. "The commissioner may wave his arms off, but you'll never see his aeros. 1 fixed them all four this morning, and now I guess I shall have to fix you!"</text:p>
      <text:p text:style-name="Standard"><text:line-break/>As he spoke he lifted his hand.</text:p>
      <text:p text:style-name="Standard"/>
      <text:p text:style-name="Standard">Immediately the Chameleon wore round and swept down toward them in a beautiful curve. As she grazed the ground, two men sprang off. and, before he could have offered a show of resistance, Mr. Grayman was seized, lifted from his feet and carried aboard. Payton followed at his heels, and a moment later they were circling upward. That which Mr. Grayman's good sense had all the while been telling him would happen had happened. It may or may not appear strange that his first impression was not of fear, but of shame because he bad made an ass of himself.</text:p>
      <text:p text:style-name="Standard"><text:line-break/>When the unhappy commissioner from his post of observation saw this maneuver, which belied all his predictions and promises to Mr. Grayman, he nearly went crazy. It was utterly beyond his comprehension why the aeros did not move. Then he cursed the marksmen, who also had done nothing.</text:p>
      <text:p text:style-name="Standard"><text:line-break/><text:soft-page-break/>"Shoot, curse you, shoot! Pepper that aero!" he now yelled. "Come out of cover and shoot!"</text:p>
      <text:p text:style-name="Standard"><text:line-break/>The men came running from various directions and began to fire wildly. If they had been specially trained to shoot birds on the wing with rifle bullets they might have stood a chance of hitting the Chameleon. Payton laughed loudly at them, and, to show his contempt, circled around without trying to get away.</text:p>
      <text:p text:style-name="Standard"><text:line-break/>"Take your time, boys!" he shouted. "You'll Improve with practice. "Meanwhile I'll show you how."</text:p>
      <text:p text:style-name="Standard"><text:line-break/>As he spoke a thin blue flame leaped from the Chameleon and one of the men dropped in his tracks. Another flash with the same result. The sharpshooters ran for cover. Then the aero turned and swooped down toward the commissioner. Suddenly pausing a few yards above his head, Payton leaned over the side and said: "My best respects to you, Mr. Commissioner Braman. When you lay another trap for Alfonso Payton just fetch the rest of your metropolitan police to see the fun. Goodby!"</text:p>
      <text:p text:style-name="Standard"><text:line-break/>The enraged commissioner drew his pistol and fired point blank at Payton. <text:s/>The bullet whistled close by the latter's head, but he only laughed and shouted back, "A pretty good shot, commissioner!" Then he added more severely, "I could lay you in your tracks, but you are a brave man, though no fox hunter, and I'll let you off this time."</text:p>
      <text:p text:style-name="Standard"/>
      <text:p text:style-name="Standard">[IMAGE: THE CHIEF'S REPLY. WAS TWO MORE SHOTS.]</text:p>
      <text:p text:style-name="Standard"><text:line-break/>The chief's reply was two more shots, which also missed their mark. Payton laughed again, and the Chameleon, making a sudden turn, soared high aloft and then darted off westward with her billionaire prisoner.<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4:21:34.682877436</meta:creation-date>
    <dc:date>2016-11-02T22:59:38.526216228</dc:date>
    <meta:editing-duration>PT1H27M5S</meta:editing-duration>
    <meta:editing-cycles>88</meta:editing-cycles>
    <meta:generator>LibreOffice/4.2.8.2$Linux_X86_64 LibreOffice_project/420m0$Build-2</meta:generator>
    <meta:document-statistic meta:table-count="0" meta:image-count="0" meta:object-count="0" meta:page-count="3" meta:paragraph-count="29" meta:word-count="1389" meta:character-count="7858" meta:non-whitespace-character-count="6466"/>
  </office:meta>
</office:document-meta>
</file>